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text-properties officeooo:rsid="000f6692" officeooo:paragraph-rsid="000f6692"/>
    </style:style>
    <style:style style:name="P5" style:family="paragraph" style:parent-style-name="Standard">
      <style:text-properties officeooo:rsid="0012c1bf" officeooo:paragraph-rsid="0012c1bf"/>
    </style:style>
    <style:style style:name="P6" style:family="paragraph" style:parent-style-name="Standard">
      <style:text-properties officeooo:paragraph-rsid="0013d63e"/>
    </style:style>
    <style:style style:name="P7" style:family="paragraph" style:parent-style-name="Standard">
      <style:text-properties officeooo:rsid="00155b05" officeooo:paragraph-rsid="00155b05"/>
    </style:style>
    <style:style style:name="P8" style:family="paragraph" style:parent-style-name="Standard">
      <style:text-properties officeooo:rsid="0017fcef" officeooo:paragraph-rsid="0017fcef"/>
    </style:style>
    <style:style style:name="P9" style:family="paragraph" style:parent-style-name="Standard">
      <style:text-properties officeooo:rsid="001a000d" officeooo:paragraph-rsid="001a000d"/>
    </style:style>
    <style:style style:name="P10" style:family="paragraph" style:parent-style-name="Standard">
      <style:text-properties officeooo:rsid="001c4282" officeooo:paragraph-rsid="001c4282"/>
    </style:style>
    <style:style style:name="P11" style:family="paragraph" style:parent-style-name="Standard">
      <style:text-properties officeooo:paragraph-rsid="000c5c93"/>
    </style:style>
    <style:style style:name="P12" style:family="paragraph" style:parent-style-name="Standard">
      <style:paragraph-properties fo:break-before="page"/>
      <style:text-properties officeooo:rsid="001e3a41" officeooo:paragraph-rsid="001e3a41"/>
    </style:style>
    <style:style style:name="P13" style:family="paragraph" style:parent-style-name="Standard">
      <style:text-properties officeooo:rsid="001e3a41" officeooo:paragraph-rsid="001e3a41"/>
    </style:style>
    <style:style style:name="T1" style:family="text">
      <style:text-properties officeooo:rsid="000613a3"/>
    </style:style>
    <style:style style:name="T2" style:family="text">
      <style:text-properties officeooo:rsid="000c5c93"/>
    </style:style>
    <style:style style:name="T3" style:family="text">
      <style:text-properties officeooo:rsid="0013d63e"/>
    </style:style>
    <style:style style:name="T4" style:family="text">
      <style:text-properties officeooo:rsid="00155b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19_2488336842"/><text:bookmark-start text:name="__DdeLink__372_90353082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text:bookmark-end text:name="__DdeLink__19_2488336842"/></text:p>
      <text:p text:style-name="P3"><text:bookmark-end text:name="__DdeLink__372_903530822"/></text:p>
      <text:p text:style-name="P5"><text:bookmark-start text:name="__DdeLink__374_903530822"/>double click</text:p>
      <text:p text:style-name="P5">action: set the current page to the first page of the clicked article.</text:p>
      <text:p text:style-name="P5">Content: Article List</text:p>
      <text:p text:style-name="P5">Enable: when active segment does not exist</text:p>
      <text:p text:style-name="P5">UX: update current page which will update the image shown</text:p>
      <text:p text:style-name="P3"><text:bookmark-end text:name="__DdeLink__374_903530822"/></text:p>
      <text:p text:style-name="P3"/>
      <text:p text:style-name="P3"/>
      <text:p text:style-name="P6"><text:bookmark-start text:name="__DdeLink__377_903530822"/><text:bookmark-start text:name="__DdeLink__379_903530822"/>Ctrl+A</text:p>
      <text:p text:style-name="P6">Behavior: Create new active segment on selected article only if:</text:p>
      <text:p text:style-name="P7">Key: Ctrl-A</text:p>
      <text:p text:style-name="P6"><text:span text:style-name="T4">Action: </text:span>No other active segment exists anywhere. <text:span text:style-name="T3">If the current page is already in a segment, rather than creating a new segment, the existing segment is made active. </text:span>If not allowed, show toast "Finish or cancel the active segment first"</text:p>
      <text:p text:style-name="P7">Content: Global</text:p>
      <text:p text:style-name="P7">Enable: when active segment does not exist</text:p>
      <text:p text:style-name="P6">After Add: segment.IsActive = true</text:p>
      <text:p text:style-name="P6">While active: all article selection is locked to that article.<text:bookmark-end text:name="__DdeLink__379_903530822"/></text:p>
      <text:p text:style-name="P3"><text:bookmark-end text:name="__DdeLink__377_903530822"/></text:p>
      <text:p text:style-name="P10"><text:bookmark-start text:name="__DdeLink__449_3761179684"/>F1</text:p>
      <text:p text:style-name="P10">Behaviour: Show the help overlay</text:p>
      <text:p text:style-name="P10">Key: F1</text:p>
      <text:p text:style-name="P10">Action: Toggler the help overlay</text:p>
      <text:p text:style-name="P10">Context: Global</text:p>
      <text:p text:style-name="P10">Enable: Always</text:p>
      <text:p text:style-name="P10">UX: display an overlay with a summary of all the keyboard commands and a description of workflow. Show a brief description of segments.</text:p>
      <text:p text:style-name="P10"/>
      <text:p text:style-name="P10">the _index.txt file overlay should use a mono font</text:p>
      <text:p text:style-name="P12"><text:bookmark-end text:name="__DdeLink__449_3761179684"/>DEL</text:p>
      <text:p text:style-name="P13"><text:bookmark-start text:name="__DdeLink__467_3949118043"/>Behaviour: Delete the active article</text:p>
      <text:p text:style-name="P13">Key: Del</text:p>
      <text:p text:style-name="P13">Action: raise a confirmation overlay then delete the active article</text:p>
      <text:p text:style-name="P13">Context: Article List Pane has focus and active article is settings</text:p>
      <text:p text:style-name="P13">Enable: When article list pane has focusing</text:p>
      <text:p text:style-name="P13">UX: raise a confirmation article, then delete the active article</text:p>
      <text:p text:style-name="P3"><text:bookmark-end text:name="__DdeLink__467_3949118043"/></text:p>
      <text:p text:style-name="P3"/>
      <text:p text:style-name="P8"><text:bookmark-start text:name="__DdeLink__413_3224239576"/>_index.txt format.</text:p>
      <text:p text:style-name="P8">This is the definitive format. Each line below describes a single field.</text:p>
      <text:p text:style-name="P8"/>
      <text:p text:style-name="P8">1. Pages: in the form of segments separated by ‘|’. the segment my be a single page or a range of pages with the form 1-5</text:p>
      <text:p text:style-name="P8">2. Category: must match one of the'|' separated categories found in the DB (category table)</text:p>
      <text:p text:style-name="P8">3. Title: the article title</text:p>
      <text:p text:style-name="P8">4. Model Name: the model’s name, '|' separated</text:p>
      <text:p text:style-name="P8">5. Age, '|' separated</text:p>
      <text:p text:style-name="P8">6. Contributor: This could be the author or photographer. That only matters for the field name text, '|' separated</text:p>
      <text:p text:style-name="P8">7. Model’s Measurements: in the form of bust[cup]-waist-hip, '|' separated</text:p>
      <text:p text:style-name="P8"/>
      <text:p text:style-name="P9">Fields 3 to 7 may contain a ‘|’ separated list.</text:p>
      <text:p text:style-name="P3"><text:bookmark-end text:name="__DdeLink__413_3224239576"/></text:p>
      <text:p text:style-name="P3"/>
      <text:p text:style-name="P3"/>
      <text:p text:style-name="P4">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1T14:27:34.632520903</dc:date>
    <meta:editing-duration>PT6H41M1S</meta:editing-duration>
    <meta:editing-cycles>16</meta:editing-cycles>
    <meta:generator>LibreOffice/24.2.7.2$Linux_X86_64 LibreOffice_project/420$Build-2</meta:generator>
    <meta:document-statistic meta:table-count="0" meta:image-count="0" meta:object-count="0" meta:page-count="6" meta:paragraph-count="167" meta:word-count="1650" meta:character-count="11003" meta:non-whitespace-character-count="9513"/>
  </office:meta>
</office:document-meta>
</file>